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9.63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2" draw:layer="layout" svg:width="20.61cm" svg:height="2.28cm" draw:transform="rotate (1.5707963267949) translate (9.418cm 25.1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07cm" svg:height="2.159cm" svg:x="9.554cm" svg:y="1.547cm">
          <text:p text:style-name="P3"><text:span text:style-name="T1">列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50:42.013366853</dc:date>
    <dc:creator>Ken Kato</dc:creator>
    <meta:editing-duration>PT14M55S</meta:editing-duration>
    <meta:editing-cycles>2</meta:editing-cycles>
    <meta:generator>LibreOffice/6.0.5.2$MacOSX_X86_64 LibreOffice_project/54c8cbb85f300ac59db32fe8a675ff7683cd5a16</meta:generator>
    <meta:document-statistic meta:object-count="3"/>
  </office:meta>
</office:document-meta>
</file>